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d41a" draw:textarea-horizontal-align="justify" draw:textarea-vertical-align="middle" draw:auto-grow-height="false" fo:min-height="0.594cm" fo:min-width="3.5cm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0.593cm" fo:min-width="3.5cm"/>
      <style:paragraph-properties style:writing-mode="lr-tb"/>
    </style:style>
    <style:style style:name="gr3" style:family="graphic" style:parent-style-name="standard">
      <style:graphic-properties draw:fill-color="#bf0041" draw:textarea-horizontal-align="justify" draw:textarea-vertical-align="middle" draw:auto-grow-height="false" fo:min-height="0.656cm" fo:min-width="3.5cm"/>
      <style:paragraph-properties style:writing-mode="lr-tb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0.656cm" fo:min-width="3.5cm"/>
      <style:paragraph-properties style:writing-mode="lr-tb"/>
    </style:style>
    <style:style style:name="gr5" style:family="graphic" style:parent-style-name="standard">
      <style:graphic-properties draw:fill-color="#bf0041" draw:textarea-horizontal-align="justify" draw:textarea-vertical-align="middle" draw:auto-grow-height="false" fo:min-height="0.657cm" fo:min-width="3.5cm"/>
      <style:paragraph-properties style:writing-mode="lr-tb"/>
    </style:style>
    <style:style style:name="gr6" style:family="graphic" style:parent-style-name="standard">
      <style:graphic-properties draw:fill-color="#bf0041" draw:textarea-horizontal-align="justify" draw:textarea-vertical-align="middle" draw:auto-grow-height="false" fo:min-height="0.625cm" fo:min-width="3.75cm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0.625cm" fo:min-width="3.75cm"/>
      <style:paragraph-properties style:writing-mode="lr-tb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0.657cm" fo:min-width="3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4.97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3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83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6" style:family="graphic" style:parent-style-name="standard">
      <style:graphic-properties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81d41a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" style:family="paragraph">
      <loext:graphic-properties draw:fill-color="#bf0041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weight="bold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loext:graphic-properties draw:fill-color="#bf0041"/>
      <style:paragraph-properties fo:text-align="center" style:writing-mode="lr-tb"/>
      <style:text-properties fo:color="#ffffff" loext:opacity="100%" fo:font-weight="bold" fo:background-color="#ffffff" style:font-weight-asian="bold" style:font-weight-complex="bold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cm" svg:height="0.844cm" svg:x="4.2cm" svg:y="2.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843cm" svg:x="4.2cm" svg:y="3.344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844cm" svg:x="4.2cm" svg:y="4.187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844cm" svg:x="4.2cm" svg:y="5.031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844cm" svg:x="4.2cm" svg:y="5.87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843cm" svg:x="4.2cm" svg:y="6.719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0.906cm" svg:x="4.35cm" svg:y="10.75cm">
          <text:p text:style-name="P3"><text:span text:style-name="T1">RESERV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906cm" svg:x="4.35cm" svg:y="15.281cm">
          <text:p text:style-name="P1">FRE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906cm" svg:x="4.35cm" svg:y="14.37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0.906cm" svg:x="4.35cm" svg:y="11.656cm">
          <text:p text:style-name="P3"><text:span text:style-name="T1">RESERV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cm" svg:height="0.907cm" svg:x="4.35cm" svg:y="12.562cm">
          <text:p text:style-name="P3"><text:span text:style-name="T1">RESERV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0.906cm" svg:x="4.35cm" svg:y="13.469cm">
          <text:p text:style-name="P3"><text:span text:style-name="T1">RESERVE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25cm" svg:height="0.875cm" svg:x="4.3cm" svg:y="19.64cm">
          <text:p text:style-name="P3"><text:span text:style-name="T1">RESERVE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25cm" svg:height="0.875cm" svg:x="4.3cm" svg:y="20.515cm">
          <text:p text:style-name="P3"><text:span text:style-name="T1">RESERVE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25cm" svg:height="0.875cm" svg:x="4.3cm" svg:y="21.39cm">
          <text:p text:style-name="P3"><text:span text:style-name="T1">RESERVE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" draw:id="id1" draw:layer="layout" svg:width="4.25cm" svg:height="0.875cm" svg:x="4.3cm" svg:y="22.265cm">
          <text:p text:style-name="P3"><text:span text:style-name="T1">RESERVED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cm" svg:y="23.14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cm" svg:y="24.01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cm" svg:y="24.89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cm" svg:y="25.76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844cm" svg:x="4.2cm" svg:y="7.562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844cm" svg:x="4.2cm" svg:y="8.406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cm" svg:height="0.907cm" svg:x="4.35cm" svg:y="16.187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0.906cm" svg:x="4.35cm" svg:y="17.094cm">
          <text:p text:style-name="P1">FREE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7.75cm" svg:height="4.5cm" svg:x="11cm" svg:y="3.5cm">
          <draw:text-box>
            <text:p text:style-name="P5"><text:span text:style-name="T2">State of the </text:span><text:span text:style-name="T2">RAM </text:span><text:span text:style-name="T2">before </text:span><text:span text:style-name="T2">declaring </text:span><text:span text:style-name="T2">any </text:span><text:span text:style-name="T2">variable </text:span><text:span text:style-name="T2">within the </text:span><text:span text:style-name="T2">program</text:span></text:p>
          </draw:text-box>
        </draw:frame>
        <draw:frame draw:style-name="gr9" draw:text-style-name="P7" draw:layer="layout" svg:width="7.75cm" svg:height="4.5cm" svg:x="11cm" svg:y="11.5cm">
          <draw:text-box>
            <text:p text:style-name="P5"><text:span text:style-name="T3">The state </text:span><text:span text:style-name="T3">of RAM </text:span><text:span text:style-name="T3">when the </text:span><text:span text:style-name="T3">variables </text:span><text:span text:style-name="T3">“num1”,“n</text:span><text:span text:style-name="T3">um2”, </text:span><text:span text:style-name="T3">“num3” </text:span><text:span text:style-name="T3">and results </text:span><text:span text:style-name="T3">are </text:span><text:span text:style-name="T3">declared.</text:span></text:p>
          </draw:text-box>
        </draw:frame>
        <draw:frame draw:style-name="gr10" draw:text-style-name="P6" draw:layer="layout" svg:width="7.75cm" svg:height="5.228cm" svg:x="10.993cm" svg:y="21.6cm">
          <draw:text-box>
            <text:p text:style-name="P8"><text:span text:style-name="T2">The state </text:span><text:span text:style-name="T2">of RAM </text:span><text:span text:style-name="T2">when the </text:span><text:span text:style-name="T2">variable </text:span><text:span text:style-name="T2">results is </text:span><text:span text:style-name="T2">initialised </text:span><text:span text:style-name="T2">as:</text:span></text:p>
            <text:p text:style-name="P8"><text:span text:style-name="T2">num1 + </text:span><text:span text:style-name="T2">num2 + </text:span><text:span text:style-name="T2">num3.</text:span></text:p>
          </draw:text-box>
        </draw:frame>
        <draw:frame draw:style-name="gr11" draw:text-style-name="P9" draw:layer="layout" svg:width="2.25cm" svg:height="2.384cm" svg:x="2cm" svg:y="10.75cm">
          <draw:text-box>
            <text:p><text:span text:style-name="T2">Num1</text:span></text:p>
            <text:p><text:span text:style-name="T2"/></text:p>
          </draw:text-box>
        </draw:frame>
        <draw:frame draw:style-name="gr12" draw:text-style-name="P11" draw:layer="layout" svg:width="4cm" svg:height="0.962cm" svg:x="4cm" svg:y="1.553cm">
          <draw:text-box>
            <text:p text:style-name="P10"><text:span text:style-name="T2">RAM</text:span></text:p>
          </draw:text-box>
        </draw:frame>
        <draw:frame draw:style-name="gr12" draw:text-style-name="P11" draw:layer="layout" svg:width="4cm" svg:height="0.962cm" svg:x="4.25cm" svg:y="9.788cm">
          <draw:text-box>
            <text:p text:style-name="P10"><text:span text:style-name="T2">RAM</text:span></text:p>
          </draw:text-box>
        </draw:frame>
        <draw:frame draw:style-name="gr12" draw:text-style-name="P11" draw:layer="layout" svg:width="4cm" svg:height="0.962cm" svg:x="4.5cm" svg:y="18.738cm">
          <draw:text-box>
            <text:p text:style-name="P10"><text:span text:style-name="T2">RAM</text:span></text:p>
          </draw:text-box>
        </draw:frame>
        <draw:frame draw:style-name="gr13" draw:text-style-name="P9" draw:layer="layout" svg:width="2.25cm" svg:height="0.989cm" svg:x="2cm" svg:y="11.561cm">
          <draw:text-box>
            <text:p><text:span text:style-name="T2">num2</text:span></text:p>
          </draw:text-box>
        </draw:frame>
        <draw:frame draw:style-name="gr14" draw:text-style-name="P9" draw:layer="layout" svg:width="2.5cm" svg:height="1.089cm" svg:x="2.05cm" svg:y="12.461cm">
          <draw:text-box>
            <text:p><text:span text:style-name="T2">num3</text:span></text:p>
          </draw:text-box>
        </draw:frame>
        <draw:frame draw:style-name="gr15" draw:text-style-name="P12" draw:layer="layout" svg:width="6cm" svg:height="1cm" svg:x="7.55cm" svg:y="0cm">
          <draw:text-box>
            <text:p text:style-name="P10"><text:span text:style-name="T3">T21-03-</text:span><text:span text:style-name="T3">0029</text:span></text:p>
          </draw:text-box>
        </draw:frame>
        <draw:frame draw:style-name="gr14" draw:text-style-name="P9" draw:layer="layout" svg:width="2.5cm" svg:height="1.089cm" svg:x="2.05cm" svg:y="13.562cm">
          <draw:text-box>
            <text:p><text:span text:style-name="T2">result</text:span></text:p>
          </draw:text-box>
        </draw:frame>
        <draw:frame draw:style-name="gr11" draw:text-style-name="P9" draw:layer="layout" svg:width="2.25cm" svg:height="1.673cm" svg:x="2cm" svg:y="19.551cm">
          <draw:text-box>
            <text:p><text:span text:style-name="T2">num1</text:span></text:p>
          </draw:text-box>
        </draw:frame>
        <draw:frame draw:style-name="gr13" draw:text-style-name="P9" draw:layer="layout" svg:width="2.25cm" svg:height="0.989cm" svg:x="2cm" svg:y="20.462cm">
          <draw:text-box>
            <text:p><text:span text:style-name="T2">num2</text:span></text:p>
          </draw:text-box>
        </draw:frame>
        <draw:frame draw:style-name="gr14" draw:text-style-name="P9" draw:layer="layout" svg:width="2.5cm" svg:height="1.089cm" svg:x="1.95cm" svg:y="21.362cm">
          <draw:text-box>
            <text:p><text:span text:style-name="T2">num3</text:span></text:p>
          </draw:text-box>
        </draw:frame>
        <draw:frame draw:style-name="gr14" draw:text-style-name="P9" draw:layer="layout" svg:width="2.5cm" svg:height="1.089cm" svg:x="1.95cm" svg:y="22.363cm">
          <draw:text-box>
            <text:p><text:span text:style-name="T2">result</text:span></text:p>
          </draw:text-box>
        </draw:frame>
        <draw:connector draw:style-name="gr16" draw:text-style-name="P10" draw:layer="layout" svg:x1="8.55cm" svg:y1="22.702cm" svg:x2="12.161cm" svg:y2="19.691cm" draw:start-shape="id1" draw:start-glue-point="1" svg:d="M8550 22702h2056v-3011h1555" svg:viewBox="0 0 3612 3012">
          <text:p/>
        </draw:connector>
        <draw:frame draw:style-name="gr11" draw:text-style-name="P14" draw:layer="layout" svg:width="7.25cm" svg:height="1.673cm" svg:x="12.05cm" svg:y="19.2cm">
          <draw:text-box>
            <text:p text:style-name="P13"><text:span text:style-name="T2">num1 + </text:span><text:span text:style-name="T2">num2 + </text:span><text:span text:style-name="T2">num3</text:span></text:p>
          </draw:text-box>
        </draw:frame>
      </draw:page>
      <draw:page draw:name="page2" draw:style-name="dp1" draw:master-page-name="Default">
        <draw:frame draw:style-name="gr15" draw:text-style-name="P12" draw:layer="layout" svg:width="6cm" svg:height="1cm" svg:x="7.55cm" svg:y="0cm">
          <draw:text-box>
            <text:p text:style-name="P10"><text:span text:style-name="T3">T21-03-0029</text:span></text:p>
          </draw:text-box>
        </draw:frame>
        <draw:custom-shape draw:style-name="gr6" draw:text-style-name="P15" draw:layer="layout" svg:width="4.25cm" svg:height="0.875cm" svg:x="4.301cm" svg:y="3.24cm">
          <text:p text:style-name="P3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25cm" svg:height="0.875cm" svg:x="4.301cm" svg:y="4.115cm">
          <text:p text:style-name="P3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25cm" svg:height="0.875cm" svg:x="4.301cm" svg:y="4.99cm">
          <text:p text:style-name="P3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4.25cm" svg:height="0.875cm" svg:x="4.301cm" svg:y="5.865cm">
          <text:p text:style-name="P3"><text:span text:style-name="T1">11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01cm" svg:y="6.74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01cm" svg:y="7.61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01cm" svg:y="8.49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01cm" svg:y="9.365cm">
          <text:p text:style-name="P1">FREE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7.75cm" svg:height="5.939cm" svg:x="11.794cm" svg:y="4.5cm">
          <draw:text-box>
            <text:p text:style-name="P8"><text:span text:style-name="T2">The state </text:span><text:span text:style-name="T2">of RAM </text:span><text:span text:style-name="T2">when the </text:span><text:span text:style-name="T2">num1,num</text:span><text:span text:style-name="T2">2 and </text:span><text:span text:style-name="T2">num3 </text:span><text:span text:style-name="T2">variables </text:span><text:span text:style-name="T2">are </text:span><text:span text:style-name="T2">initalised </text:span><text:span text:style-name="T2">according </text:span><text:span text:style-name="T2">to user </text:span><text:span text:style-name="T2">input, </text:span><text:span text:style-name="T2">hence the </text:span><text:span text:style-name="T2">value of </text:span><text:span text:style-name="T2">result is </text:span><text:span text:style-name="T2">calculated </text:span><text:span text:style-name="T2">as 113 </text:span><text:span text:style-name="T2">hence </text:span><text:span text:style-name="T2">stored in </text:span><text:span text:style-name="T2">the </text:span><text:span text:style-name="T2">memory</text:span></text:p>
          </draw:text-box>
        </draw:frame>
        <draw:frame draw:style-name="gr12" draw:text-style-name="P11" draw:layer="layout" svg:width="4cm" svg:height="0.962cm" svg:x="4.501cm" svg:y="2.338cm">
          <draw:text-box>
            <text:p text:style-name="P10"><text:span text:style-name="T2">RAM</text:span></text:p>
          </draw:text-box>
        </draw:frame>
        <draw:frame draw:style-name="gr11" draw:text-style-name="P9" draw:layer="layout" svg:width="2.25cm" svg:height="1.673cm" svg:x="2.001cm" svg:y="3.151cm">
          <draw:text-box>
            <text:p><text:span text:style-name="T2">num1</text:span></text:p>
          </draw:text-box>
        </draw:frame>
        <draw:frame draw:style-name="gr13" draw:text-style-name="P9" draw:layer="layout" svg:width="2.25cm" svg:height="0.989cm" svg:x="2.001cm" svg:y="4.062cm">
          <draw:text-box>
            <text:p><text:span text:style-name="T2">num2</text:span></text:p>
          </draw:text-box>
        </draw:frame>
        <draw:connector draw:style-name="gr16" draw:text-style-name="P10" draw:layer="layout" svg:x1="8.551cm" svg:y1="6.302cm" svg:x2="12.162cm" svg:y2="3.291cm" draw:start-shape="id2" draw:start-glue-point="1" svg:d="M8551 6302h2056v-3011h1555" svg:viewBox="0 0 3612 3012">
          <text:p/>
        </draw:connector>
        <draw:frame draw:style-name="gr11" draw:text-style-name="P14" draw:layer="layout" svg:width="7.25cm" svg:height="1.673cm" svg:x="12.051cm" svg:y="2.8cm">
          <draw:text-box>
            <text:p text:style-name="P13"><text:span text:style-name="T2">num1 + </text:span><text:span text:style-name="T2">num2 + </text:span><text:span text:style-name="T2">num3</text:span></text:p>
          </draw:text-box>
        </draw:frame>
        <draw:frame draw:style-name="gr13" draw:text-style-name="P9" draw:layer="layout" svg:width="2.25cm" svg:height="0.989cm" svg:x="2.001cm" svg:y="4.963cm">
          <draw:text-box>
            <text:p><text:span text:style-name="T2">num3</text:span></text:p>
          </draw:text-box>
        </draw:frame>
        <draw:frame draw:style-name="gr13" draw:text-style-name="P9" draw:layer="layout" svg:width="2.25cm" svg:height="0.989cm" svg:x="1.9cm" svg:y="5.863cm">
          <draw:text-box>
            <text:p><text:span text:style-name="T2">result</text:span></text:p>
          </draw:text-box>
        </draw:frame>
        <draw:custom-shape draw:style-name="gr6" draw:text-style-name="P15" draw:layer="layout" svg:width="4.25cm" svg:height="0.875cm" svg:x="4.301cm" svg:y="15.04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25cm" svg:height="0.875cm" svg:x="4.301cm" svg:y="15.915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25cm" svg:height="0.875cm" svg:x="4.301cm" svg:y="16.79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4.25cm" svg:height="0.875cm" svg:x="4.301cm" svg:y="17.665cm">
          <text:p text:style-name="P3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01cm" svg:y="18.54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01cm" svg:y="19.41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01cm" svg:y="20.29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01cm" svg:y="21.165cm">
          <text:p text:style-name="P1">FREE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7.75cm" svg:height="7.361cm" svg:x="11.75cm" svg:y="16cm">
          <draw:text-box>
            <text:p text:style-name="P8"><text:span text:style-name="T2">The state of </text:span><text:span text:style-name="T2">RAM when </text:span><text:span text:style-name="T2">the </text:span><text:span text:style-name="T2">variables </text:span><text:span text:style-name="T2">num1,num2 </text:span><text:span text:style-name="T2">and num3 </text:span><text:span text:style-name="T2">are </text:span><text:span text:style-name="T2">initialised </text:span><text:span text:style-name="T2">to as 5, 8 , </text:span><text:span text:style-name="T2">and 7 </text:span><text:span text:style-name="T2">respectively</text:span><text:span text:style-name="T2">, hence </text:span><text:span text:style-name="T2">resulting to </text:span><text:span text:style-name="T2">the value </text:span><text:span text:style-name="T2">20, hence </text:span><text:span text:style-name="T2">stored in </text:span><text:span text:style-name="T2">the variable </text:span><text:span text:style-name="T2">result, </text:span><text:span text:style-name="T2">which is an </text:span><text:span text:style-name="T2">abstract in </text:span><text:span text:style-name="T2">the memory </text:span><text:span text:style-name="T2">location</text:span></text:p>
          </draw:text-box>
        </draw:frame>
        <draw:frame draw:style-name="gr12" draw:text-style-name="P11" draw:layer="layout" svg:width="4cm" svg:height="0.962cm" svg:x="4.501cm" svg:y="14.138cm">
          <draw:text-box>
            <text:p text:style-name="P10"><text:span text:style-name="T2">RAM</text:span></text:p>
          </draw:text-box>
        </draw:frame>
        <draw:frame draw:style-name="gr11" draw:text-style-name="P9" draw:layer="layout" svg:width="2.25cm" svg:height="1.673cm" svg:x="2.001cm" svg:y="14.951cm">
          <draw:text-box>
            <text:p><text:span text:style-name="T2">num1</text:span></text:p>
          </draw:text-box>
        </draw:frame>
        <draw:frame draw:style-name="gr13" draw:text-style-name="P9" draw:layer="layout" svg:width="2.25cm" svg:height="0.989cm" svg:x="2.001cm" svg:y="15.862cm">
          <draw:text-box>
            <text:p><text:span text:style-name="T2">num2</text:span></text:p>
          </draw:text-box>
        </draw:frame>
        <draw:connector draw:style-name="gr16" draw:text-style-name="P10" draw:layer="layout" svg:x1="8.551cm" svg:y1="18.102cm" svg:x2="12.162cm" svg:y2="15.091cm" draw:start-shape="id3" draw:start-glue-point="1" svg:d="M8551 18102h2056v-3011h1555" svg:viewBox="0 0 3612 3012">
          <text:p/>
        </draw:connector>
        <draw:frame draw:style-name="gr11" draw:text-style-name="P14" draw:layer="layout" svg:width="7.25cm" svg:height="1.673cm" svg:x="12.051cm" svg:y="14.6cm">
          <draw:text-box>
            <text:p text:style-name="P13"><text:span text:style-name="T2">num1 + </text:span><text:span text:style-name="T2">num2 + </text:span><text:span text:style-name="T2">num3</text:span></text:p>
          </draw:text-box>
        </draw:frame>
        <draw:frame draw:style-name="gr13" draw:text-style-name="P9" draw:layer="layout" svg:width="2.25cm" svg:height="0.989cm" svg:x="2.001cm" svg:y="16.763cm">
          <draw:text-box>
            <text:p><text:span text:style-name="T2">num3</text:span></text:p>
          </draw:text-box>
        </draw:frame>
        <draw:frame draw:style-name="gr13" draw:text-style-name="P9" draw:layer="layout" svg:width="2.25cm" svg:height="0.989cm" svg:x="1.9cm" svg:y="17.663cm">
          <draw:text-box>
            <text:p><text:span text:style-name="T2">result</text:span></text:p>
          </draw:text-box>
        </draw:frame>
        <draw:frame draw:style-name="gr15" draw:text-style-name="P14" draw:layer="layout" svg:width="10cm" svg:height="1cm" svg:x="2cm" svg:y="12.25cm">
          <draw:text-box>
            <text:p text:style-name="P13"><text:span text:style-name="T2">On ource </text:span><text:span text:style-name="T2">code </text:span><text:span text:style-name="T2">Approach 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1T11:04:01.649419311</meta:creation-date>
    <dc:date>2021-11-13T18:52:11.419581827</dc:date>
    <meta:editing-duration>PT1H50M31S</meta:editing-duration>
    <meta:editing-cycles>11</meta:editing-cycles>
    <meta:generator>LibreOffice/7.2.1.2$Linux_X86_64 LibreOffice_project/20$Build-2</meta:generator>
    <meta:print-date>2021-11-13T18:52:55.439088531</meta:print-date>
    <meta:document-statistic meta:object-count="75"/>
  </office:meta>
</office:document-meta>
</file>